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Preformatted_20_Text">
      <style:paragraph-properties fo:margin-left="1.251cm" fo:margin-right="0cm" fo:text-indent="0cm" style:auto-text-indent="false"/>
    </style:style>
    <style:style style:name="P4" style:family="paragraph" style:parent-style-name="Preformatted_20_Text">
      <style:paragraph-properties fo:margin-left="0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2">Documento com padrões de design usados no projeto</text:p>
      <text:p text:style-name="Preformatted_20_Text"/>
      <text:p text:style-name="P1">. State Pattern:</text:p>
      <text:p text:style-name="P3">- Usado nos estados de solicitação (EstadoSolicitacaoRejeitada, EstadoSolicitacaoAceita,</text:p>
      <text:p text:style-name="P3">etc.);</text:p>
      <text:p text:style-name="P3">- Usado na mudança de telas na GUI;</text:p>
      <text:p text:style-name="P3">- Usado nos estados da carona (EstadoCaronaConfirmada, EstadoCaronaCancelada, etc.);</text:p>
      <text:p text:style-name="Preformatted_20_Text"/>
      <text:p text:style-name="P1">. Adapter Pattern:</text:p>
      <text:p text:style-name="P3">- Usado para criar um adaptador do controller (EstradaSolidariaController) do sistema para o</text:p>
      <text:p text:style-name="P4"><text:tab/>Easyaccept;</text:p>
      <text:p text:style-name="P4"><text:tab/>- Usado no EstradaSolidariaServiceImpl como adaptador do controller para a view do sistema;</text:p>
      <text:p text:style-name="Preformatted_20_Text"/>
      <text:p text:style-name="P1">. Observer Pattern:</text:p>
      <text:p text:style-name="P3">- Usado para atualizar mensagens no perfil dos usuários, a partir do controller do sistema;</text:p>
      <text:p text:style-name="Preformatted_20_Text"/>
      <text:p text:style-name="P1">. Singleton Pattern:</text:p>
      <text:p text:style-name="Preformatted_20_Text"><text:tab/>– Usado no EstradaSolidariaController e no GerenciadorDeDados do sistema;</text:p>
      <text:p text:style-name="P1"/>
      <text:p text:style-name="P1">. Iterator Pattern:</text:p>
      <text:p text:style-name="Preformatted_20_Text"><text:tab/>- Usado sempre que se precisa percorrer uma lista, uma coleção ou um mapa ao longo de</text:p>
      <text:p text:style-name="Preformatted_20_Text"><text:tab/>todo o sistema;</text:p>
      <text:p text:style-name="Preformatted_20_Text"/>
      <text:p text:style-name="P1">. MVC Pattern (padrão arquitetural):</text:p>
      <text:p text:style-name="Preformatted_20_Text"><text:tab/>- Este padrão arquitetural é usado para definir a lógica de toda a arquitetura do sistema:</text:p>
      <text:p text:style-name="Preformatted_20_Text"><text:tab/>- Controller: EstradaSolidariaController;</text:p>
      <text:p text:style-name="Preformatted_20_Text"><text:tab/>- View: Está distribuída em todo o pacote dos clientes (ui.client);</text:p>
      <text:p text:style-name="Preformatted_20_Text"><text:tab/>- Model: Consiste no pacote server, está distribuída dentro dele;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Droid Sans Fallback" style:font-size-asian="10.5pt" style:language-asian="pt" style:country-asian="BR" style:font-name-complex="Lohit Hindi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erif" fo:font-size="10pt" style:font-name-asian="Liberation Serif" style:font-size-asian="10pt" style:font-name-complex="Liberation Serif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6-29T16:49:51</dc:date>
    <dc:creator>Guilherme </dc:creator>
    <meta:generator>LibreOffice/3.3$Linux LibreOffice_project/330m19$Build-401</meta:generator>
    <meta:editing-duration>PT9M29S</meta:editing-duration>
    <meta:editing-cycles>5</meta:editing-cycles>
    <meta:document-statistic meta:table-count="0" meta:image-count="0" meta:object-count="0" meta:page-count="1" meta:paragraph-count="22" meta:word-count="165" meta:character-count="1140"/>
  </office:meta>
</office:document-meta>
</file>